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adornments="Bold" style:font-family-generic="swiss"/>
    <style:font-face style:name="Ubuntu Mono" svg:font-family="'Ubuntu Mono'" style:font-adornments="Bold" style:font-pitch="fixed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style:shadow="none"/>
    </style:style>
    <style:style style:name="Table1.A" style:family="table-column">
      <style:table-column-properties style:column-width="0.7854in" style:rel-column-width="5461*"/>
    </style:style>
    <style:style style:name="Table1.A1" style:family="table-cell">
      <style:table-cell-properties fo:padding="0.0382in" fo:border-left="0.25pt solid #666666" fo:border-right="none" fo:border-top="0.25pt solid #666666" fo:border-bottom="0.25pt solid #666666"/>
    </style:style>
    <style:style style:name="Table1.L1" style:family="table-cell">
      <style:table-cell-properties fo:padding="0.0382in" fo:border="0.25pt solid #666666"/>
    </style:style>
    <style:style style:name="Table1.A2" style:family="table-cell">
      <style:table-cell-properties fo:padding="0.0382in" fo:border-left="0.25pt solid #666666" fo:border-right="none" fo:border-top="none" fo:border-bottom="0.25pt solid #666666"/>
    </style:style>
    <style:style style:name="Table1.L2" style:family="table-cell">
      <style:table-cell-properties fo:padding="0.0382in" fo:border-left="0.25pt solid #666666" fo:border-right="0.25pt solid #666666" fo:border-top="none" fo:border-bottom="0.25pt solid #666666"/>
    </style:style>
    <style:style style:name="Table2" style:family="table">
      <style:table-properties style:width="9.425in" table:align="margins" style:shadow="none"/>
    </style:style>
    <style:style style:name="Table2.A" style:family="table-column">
      <style:table-column-properties style:column-width="0.7854in" style:rel-column-width="5461*"/>
    </style:style>
    <style:style style:name="Table2.A1" style:family="table-cell">
      <style:table-cell-properties fo:padding="0.0382in" fo:border-left="0.25pt solid #666666" fo:border-right="none" fo:border-top="0.25pt solid #666666" fo:border-bottom="0.25pt solid #666666"/>
    </style:style>
    <style:style style:name="Table2.L1" style:family="table-cell">
      <style:table-cell-properties fo:padding="0.0382in" fo:border="0.25pt solid #666666"/>
    </style:style>
    <style:style style:name="Table2.A2" style:family="table-cell">
      <style:table-cell-properties fo:padding="0.0382in" fo:border-left="0.25pt solid #666666" fo:border-right="none" fo:border-top="none" fo:border-bottom="0.25pt solid #666666"/>
    </style:style>
    <style:style style:name="Table2.L2" style:family="table-cell">
      <style:table-cell-properties fo:padding="0.0382in" fo:border-left="0.25pt solid #666666" fo:border-right="0.25pt solid #666666" fo:border-top="none" fo:border-bottom="0.25pt solid #666666"/>
    </style:style>
    <style:style style:name="P1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1cf281" officeooo:paragraph-rsid="001cf281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1cf281" officeooo:paragraph-rsid="00251c9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1cf28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1ee16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21a26f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22206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251c9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50%" fo:text-align="justify" style:justify-single-word="false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1cf28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line-height="150%" fo:text-align="justify" style:justify-single-word="false">
        <style:tab-stops>
          <style:tab-stop style:position="0.75in" style:type="right"/>
        </style:tab-stops>
      </style:paragraph-properties>
      <style:text-properties style:font-name="Ubuntu Mono" fo:font-size="10pt" fo:font-weight="bold" officeooo:rsid="001cf281" officeooo:paragraph-rsid="00251c9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line-height="150%">
        <style:tab-stops>
          <style:tab-stop style:position="5.498in" style:type="right"/>
        </style:tab-stops>
      </style:paragraph-properties>
      <style:text-properties style:font-name="Ubuntu Mono" fo:font-size="10pt" fo:font-weight="bold" officeooo:rsid="001cf281" officeooo:paragraph-rsid="001cf28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50%">
        <style:tab-stops>
          <style:tab-stop style:position="5.498in" style:type="right"/>
        </style:tab-stops>
      </style:paragraph-properties>
      <style:text-properties style:font-name="Ubuntu Mono" fo:font-size="10pt" fo:font-weight="bold" officeooo:rsid="001cf281" officeooo:paragraph-rsid="00251c9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1ee167" officeooo:paragraph-rsid="001ee16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1ee167" officeooo:paragraph-rsid="00251c9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1a26f" officeooo:paragraph-rsid="0021a26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22062" officeooo:paragraph-rsid="0022206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22062" officeooo:paragraph-rsid="00251c9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30787" officeooo:paragraph-rsid="0023078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30787" officeooo:paragraph-rsid="00251c9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4a643" officeooo:paragraph-rsid="0024a64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4a643" officeooo:paragraph-rsid="00251c9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Ubuntu Mono" fo:font-size="10pt" fo:font-weight="bold" officeooo:rsid="00251c98" officeooo:paragraph-rsid="00251c9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8pt" fo:font-weight="bold" officeooo:rsid="001cf281" officeooo:paragraph-rsid="001cf28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8pt" fo:font-weight="bold" officeooo:rsid="001cf281" officeooo:paragraph-rsid="00251c9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9pt" fo:font-weight="bold" officeooo:rsid="001cf281" officeooo:paragraph-rsid="001cf28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line-height="150%">
        <style:tab-stops>
          <style:tab-stop style:position="0.75in" style:type="right"/>
        </style:tab-stops>
      </style:paragraph-properties>
      <style:text-properties style:font-name="Ubuntu Mono" fo:font-size="9pt" fo:font-weight="bold" officeooo:rsid="001cf281" officeooo:paragraph-rsid="00251c9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1cf281" officeooo:paragraph-rsid="001cf28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1cf281" officeooo:paragraph-rsid="00251c9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1ee167" officeooo:paragraph-rsid="001ee16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1ee167" officeooo:paragraph-rsid="00251c9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1a26f" officeooo:paragraph-rsid="0021a26f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1a26f" officeooo:paragraph-rsid="00251c9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22062" officeooo:paragraph-rsid="0022206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22062" officeooo:paragraph-rsid="00251c9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fo:color="#f58220" style:font-name="Ubuntu Mono" fo:font-size="10pt" fo:font-weight="bold" officeooo:rsid="00222062" officeooo:paragraph-rsid="0024a6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fo:color="#f58220" style:font-name="Ubuntu Mono" fo:font-size="10pt" fo:font-weight="bold" officeooo:rsid="00222062" officeooo:paragraph-rsid="00251c9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4a643" officeooo:paragraph-rsid="0024a64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50%" fo:text-align="end" style:justify-single-word="false"/>
      <style:text-properties fo:color="#f58220" style:font-name="Ubuntu Mono" fo:font-size="10pt" fo:font-weight="bold" officeooo:rsid="0024a643" officeooo:paragraph-rsid="00251c9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fo:color="#1b75bc" style:font-name="Ubuntu Mono" fo:font-size="10pt" fo:font-weight="bold" officeooo:rsid="00222062" officeooo:paragraph-rsid="0024a6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fo:color="#1b75bc" style:font-name="Ubuntu Mono" fo:font-size="10pt" fo:font-weight="bold" officeooo:rsid="00222062" officeooo:paragraph-rsid="00251c98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Ubuntu Mono" fo:font-size="10pt" fo:font-weight="bold" officeooo:rsid="001ee167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Ubuntu Mono" fo:font-size="10pt" fo:font-weight="bold" officeooo:rsid="001ee167" officeooo:paragraph-rsid="001ee167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Ubuntu Mono" fo:font-size="10pt" fo:font-weight="bold" officeooo:rsid="001ee167" officeooo:paragraph-rsid="00251c98" style:font-size-asian="10pt" style:font-weight-asian="bold" style:font-size-complex="10pt" style:font-weight-complex="bold"/>
    </style:style>
    <style:style style:name="P43" style:family="paragraph" style:parent-style-name="Text_20_body">
      <style:text-properties style:font-name="Ubuntu Mono" fo:font-size="10pt" fo:font-weight="bold" officeooo:rsid="001bb57b" officeooo:paragraph-rsid="001bb57b" style:font-size-asian="10pt" style:font-weight-asian="bold" style:font-size-complex="10pt" style:font-weight-complex="bold"/>
    </style:style>
    <style:style style:name="T1" style:family="text">
      <style:text-properties fo:color="#a3238e"/>
    </style:style>
    <style:style style:name="T2" style:family="text">
      <style:text-properties fo:color="#a3238e" fo:font-size="8pt" style:font-size-asian="8pt" style:font-size-complex="8pt"/>
    </style:style>
    <style:style style:name="T3" style:family="text">
      <style:text-properties fo:color="#a3238e" fo:font-size="8pt" officeooo:rsid="0021a26f" style:font-size-asian="8pt" style:font-size-complex="8pt"/>
    </style:style>
    <style:style style:name="T4" style:family="text">
      <style:text-properties fo:color="#a3238e" fo:font-size="8pt" officeooo:rsid="00222062" style:font-size-asian="8pt" style:font-size-complex="8pt"/>
    </style:style>
    <style:style style:name="T5" style:family="text">
      <style:text-properties fo:color="#a3238e" officeooo:rsid="0024a643"/>
    </style:style>
    <style:style style:name="T6" style:family="text">
      <style:text-properties fo:color="#1b75bc"/>
    </style:style>
    <style:style style:name="T7" style:family="text">
      <style:text-properties fo:color="#1b75bc" officeooo:rsid="001ee167"/>
    </style:style>
    <style:style style:name="T8" style:family="text">
      <style:text-properties fo:color="#1b75bc" officeooo:rsid="0021a26f"/>
    </style:style>
    <style:style style:name="T9" style:family="text">
      <style:text-properties fo:color="#1b75bc" officeooo:rsid="00222062"/>
    </style:style>
    <style:style style:name="T10" style:family="text">
      <style:text-properties fo:color="#1b75bc" officeooo:rsid="0024a643"/>
    </style:style>
    <style:style style:name="T11" style:family="text">
      <style:text-properties fo:color="#1b75bc" fo:font-size="8pt" officeooo:rsid="00222062" style:font-size-asian="8pt" style:font-size-complex="8pt"/>
    </style:style>
    <style:style style:name="T12" style:family="text">
      <style:text-properties officeooo:rsid="0024a643"/>
    </style:style>
    <style:style style:name="T13" style:family="text">
      <style:text-properties style:font-name="DejaVu Sans" style:font-name-asian="DejaVu Sans" style:font-name-complex="DejaVu Sans"/>
    </style:style>
    <style:style style:name="T14" style:family="text">
      <style:text-properties style:font-name="DejaVu Sans" fo:font-size="8pt" officeooo:rsid="0024a643" style:font-name-asian="DejaVu Sans" style:font-size-asian="8pt" style:font-name-complex="DejaVu Sans" style:font-size-complex="8pt"/>
    </style:style>
    <style:style style:name="T15" style:family="text">
      <style:text-properties style:font-name-asian="DejaVu Sans" style:font-name-complex="DejaVu Sans"/>
    </style:style>
    <style:style style:name="T16" style:family="text">
      <style:text-properties officeooo:rsid="0024de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6">Massdrop X </text:span>OLKB Preonic <text:span text:style-name="T16">Keyboard (</text:span>Rev3<text:span text:style-name="T16">)</text:span> Layout Template<text:span text:style-name="T16">s - 2019-01-27</text:span></text:p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26">`</text:p>
            <text:p text:style-name="P1">`</text:p>
            <text:p text:style-name="P3"><text:span text:style-name="T6">~</text:span><text:tab/><text:span text:style-name="T1">F1</text:span></text:p>
          </table:table-cell>
          <table:table-cell table:style-name="Table1.A1" office:value-type="string">
            <text:p text:style-name="P26">1</text:p>
            <text:p text:style-name="P1">1</text:p>
            <text:p text:style-name="P3"><text:span text:style-name="T6">!</text:span><text:tab/><text:span text:style-name="T1">F2</text:span></text:p>
          </table:table-cell>
          <table:table-cell table:style-name="Table1.A1" office:value-type="string">
            <text:p text:style-name="P26">2</text:p>
            <text:p text:style-name="P1">2</text:p>
            <text:p text:style-name="P3"><text:span text:style-name="T6">@</text:span><text:tab/><text:span text:style-name="T1">F3</text:span></text:p>
          </table:table-cell>
          <table:table-cell table:style-name="Table1.A1" office:value-type="string">
            <text:p text:style-name="P26">3</text:p>
            <text:p text:style-name="P1">3</text:p>
            <text:p text:style-name="P3"><text:span text:style-name="T6">#</text:span><text:tab/><text:span text:style-name="T1">F4</text:span></text:p>
          </table:table-cell>
          <table:table-cell table:style-name="Table1.A1" office:value-type="string">
            <text:p text:style-name="P26">4</text:p>
            <text:p text:style-name="P1">4</text:p>
            <text:p text:style-name="P3"><text:span text:style-name="T6">$</text:span><text:tab/><text:span text:style-name="T1">F5</text:span></text:p>
          </table:table-cell>
          <table:table-cell table:style-name="Table1.A1" office:value-type="string">
            <text:p text:style-name="P26">5</text:p>
            <text:p text:style-name="P1">5</text:p>
            <text:p text:style-name="P3"><text:span text:style-name="T6">%</text:span><text:tab/><text:span text:style-name="T1">F6</text:span></text:p>
          </table:table-cell>
          <table:table-cell table:style-name="Table1.A1" office:value-type="string">
            <text:p text:style-name="P26">6</text:p>
            <text:p text:style-name="P1">6</text:p>
            <text:p text:style-name="P3"><text:span text:style-name="T6">^</text:span><text:tab/><text:span text:style-name="T1">F7</text:span></text:p>
          </table:table-cell>
          <table:table-cell table:style-name="Table1.A1" office:value-type="string">
            <text:p text:style-name="P26">7</text:p>
            <text:p text:style-name="P1">7</text:p>
            <text:p text:style-name="P3"><text:span text:style-name="T6">&amp;</text:span><text:tab/><text:span text:style-name="T1">F8</text:span></text:p>
          </table:table-cell>
          <table:table-cell table:style-name="Table1.A1" office:value-type="string">
            <text:p text:style-name="P26">8</text:p>
            <text:p text:style-name="P1">8</text:p>
            <text:p text:style-name="P3"><text:span text:style-name="T6">*</text:span><text:tab/><text:span text:style-name="T1">F9</text:span></text:p>
          </table:table-cell>
          <table:table-cell table:style-name="Table1.A1" office:value-type="string">
            <text:p text:style-name="P26">9</text:p>
            <text:p text:style-name="P1">9</text:p>
            <text:p text:style-name="P3"><text:span text:style-name="T6">(</text:span><text:tab/><text:span text:style-name="T1">F10</text:span></text:p>
          </table:table-cell>
          <table:table-cell table:style-name="Table1.A1" office:value-type="string">
            <text:p text:style-name="P26">0</text:p>
            <text:p text:style-name="P1">0</text:p>
            <text:p text:style-name="P3"><text:span text:style-name="T6">)</text:span><text:tab/><text:span text:style-name="T1">F11</text:span></text:p>
          </table:table-cell>
          <table:table-cell table:style-name="Table1.L1" office:value-type="string">
            <text:p text:style-name="P26"/>
            <text:p text:style-name="P1">Bksp</text:p>
            <text:p text:style-name="P3"><text:tab/><text:span text:style-name="T1">F12</text:span></text:p>
          </table:table-cell>
        </table:table-row>
        <table:table-row>
          <table:table-cell table:style-name="Table1.A2" office:value-type="string">
            <text:p text:style-name="P26">`</text:p>
            <text:p text:style-name="P1">Tab</text:p>
            <text:p text:style-name="P3"><text:span text:style-name="T6">~</text:span><text:tab/></text:p>
          </table:table-cell>
          <table:table-cell table:style-name="Table1.A2" office:value-type="string">
            <text:p text:style-name="P26">1</text:p>
            <text:p text:style-name="P1">Q</text:p>
            <text:p text:style-name="P3"><text:span text:style-name="T6">!</text:span><text:tab/><text:span text:style-name="T2">Reset</text:span></text:p>
          </table:table-cell>
          <table:table-cell table:style-name="Table1.A2" office:value-type="string">
            <text:p text:style-name="P26">2</text:p>
            <text:p text:style-name="P1">W</text:p>
            <text:p text:style-name="P3"><text:span text:style-name="T6">@</text:span><text:tab/><text:span text:style-name="T2">Debug</text:span></text:p>
          </table:table-cell>
          <table:table-cell table:style-name="Table1.A2" office:value-type="string">
            <text:p text:style-name="P26">3</text:p>
            <text:p text:style-name="P1">E</text:p>
            <text:p text:style-name="P3"><text:span text:style-name="T6">#</text:span><text:tab/></text:p>
          </table:table-cell>
          <table:table-cell table:style-name="Table1.A2" office:value-type="string">
            <text:p text:style-name="P26">4</text:p>
            <text:p text:style-name="P1">R</text:p>
            <text:p text:style-name="P3"><text:span text:style-name="T6">$</text:span><text:tab/></text:p>
          </table:table-cell>
          <table:table-cell table:style-name="Table1.A2" office:value-type="string">
            <text:p text:style-name="P26">5</text:p>
            <text:p text:style-name="P1">T</text:p>
            <text:p text:style-name="P3"><text:span text:style-name="T6">%</text:span><text:tab/></text:p>
          </table:table-cell>
          <table:table-cell table:style-name="Table1.A2" office:value-type="string">
            <text:p text:style-name="P26">6</text:p>
            <text:p text:style-name="P1">Y</text:p>
            <text:p text:style-name="P3"><text:span text:style-name="T6">^</text:span><text:tab/></text:p>
          </table:table-cell>
          <table:table-cell table:style-name="Table1.A2" office:value-type="string">
            <text:p text:style-name="P26">7</text:p>
            <text:p text:style-name="P1">U</text:p>
            <text:p text:style-name="P3"><text:span text:style-name="T6">&amp;</text:span><text:tab/></text:p>
          </table:table-cell>
          <table:table-cell table:style-name="Table1.A2" office:value-type="string">
            <text:p text:style-name="P26">8</text:p>
            <text:p text:style-name="P1">I</text:p>
            <text:p text:style-name="P3"><text:span text:style-name="T6">*</text:span><text:tab/></text:p>
          </table:table-cell>
          <table:table-cell table:style-name="Table1.A2" office:value-type="string">
            <text:p text:style-name="P26">9</text:p>
            <text:p text:style-name="P1">O</text:p>
            <text:p text:style-name="P3"><text:span text:style-name="T7">(</text:span><text:tab/></text:p>
          </table:table-cell>
          <table:table-cell table:style-name="Table1.A2" office:value-type="string">
            <text:p text:style-name="P28">0</text:p>
            <text:p text:style-name="P12">P</text:p>
            <text:p text:style-name="P3"><text:span text:style-name="T7">)</text:span><text:tab/></text:p>
          </table:table-cell>
          <table:table-cell table:style-name="Table1.L2" office:value-type="string">
            <text:p text:style-name="P28"/>
            <text:p text:style-name="P12">Del</text:p>
            <text:p text:style-name="P4"><text:span text:style-name="T7"/></text:p>
          </table:table-cell>
        </table:table-row>
        <table:table-row>
          <table:table-cell table:style-name="Table1.A2" office:value-type="string">
            <text:p text:style-name="P28">Del</text:p>
            <text:p text:style-name="P12">Esc</text:p>
            <text:p text:style-name="P3"><text:span text:style-name="T7">Del</text:span><text:tab/></text:p>
          </table:table-cell>
          <table:table-cell table:style-name="Table1.A2" office:value-type="string">
            <text:p text:style-name="P28">F1</text:p>
            <text:p text:style-name="P12">A</text:p>
            <text:p text:style-name="P3"><text:span text:style-name="T7">F1</text:span><text:tab/></text:p>
          </table:table-cell>
          <table:table-cell table:style-name="Table1.A2" office:value-type="string">
            <text:p text:style-name="P30">F2</text:p>
            <text:p text:style-name="P14">S</text:p>
            <text:p text:style-name="P3"><text:span text:style-name="T8">F2</text:span><text:tab/><text:span text:style-name="T3">Mus.Sc</text:span><text:span text:style-name="T4">l</text:span></text:p>
          </table:table-cell>
          <table:table-cell table:style-name="Table1.A2" office:value-type="string">
            <text:p text:style-name="P30">F3</text:p>
            <text:p text:style-name="P14">D</text:p>
            <text:p text:style-name="P8"><text:span text:style-name="T8">F3</text:span><text:tab/><text:span text:style-name="T3">Aud.On</text:span></text:p>
          </table:table-cell>
          <table:table-cell table:style-name="Table1.A2" office:value-type="string">
            <text:p text:style-name="P30">F4</text:p>
            <text:p text:style-name="P14">F</text:p>
            <text:p text:style-name="P5"><text:span text:style-name="T8">F4</text:span><text:tab/><text:span text:style-name="T3">Aud.Off</text:span></text:p>
          </table:table-cell>
          <table:table-cell table:style-name="Table1.A2" office:value-type="string">
            <text:p text:style-name="P30">F5</text:p>
            <text:p text:style-name="P14">G</text:p>
            <text:p text:style-name="P3"><text:span text:style-name="T9">F5</text:span><text:tab/><text:span text:style-name="T4">Mac.Md</text:span></text:p>
          </table:table-cell>
          <table:table-cell table:style-name="Table1.A2" office:value-type="string">
            <text:p text:style-name="P30">F6</text:p>
            <text:p text:style-name="P14">H</text:p>
            <text:p text:style-name="P3"><text:span text:style-name="T9">F6</text:span><text:tab/><text:span text:style-name="T4">Win.Md</text:span></text:p>
          </table:table-cell>
          <table:table-cell table:style-name="Table1.A2" office:value-type="string">
            <text:p text:style-name="P32">-</text:p>
            <text:p text:style-name="P15">J</text:p>
            <text:p text:style-name="P3"><text:span text:style-name="T6">_</text:span><text:tab/><text:span text:style-name="T4">Qwrty</text:span></text:p>
          </table:table-cell>
          <table:table-cell table:style-name="Table1.A2" office:value-type="string">
            <text:p text:style-name="P32">=</text:p>
            <text:p text:style-name="P15">K</text:p>
            <text:p text:style-name="P3"><text:span text:style-name="T9">+</text:span><text:tab/><text:span text:style-name="T4">Clmk</text:span></text:p>
          </table:table-cell>
          <table:table-cell table:style-name="Table1.A2" office:value-type="string">
            <text:p text:style-name="P32">[</text:p>
            <text:p text:style-name="P15">L</text:p>
            <text:p text:style-name="P3"><text:span text:style-name="T9">{</text:span><text:tab/><text:span text:style-name="T4">Dvrk</text:span></text:p>
          </table:table-cell>
          <table:table-cell table:style-name="Table1.A2" office:value-type="string">
            <text:p text:style-name="P32">]</text:p>
            <text:p text:style-name="P1">;</text:p>
            <text:p text:style-name="P3"><text:span text:style-name="T9">}</text:span><text:tab/></text:p>
          </table:table-cell>
          <table:table-cell table:style-name="Table1.L2" office:value-type="string">
            <text:p text:style-name="P32">\</text:p>
            <text:p text:style-name="P15">‘</text:p>
            <text:p text:style-name="P3"><text:span text:style-name="T9">|</text:span><text:tab/></text:p>
          </table:table-cell>
        </table:table-row>
        <table:table-row>
          <table:table-cell table:style-name="Table1.A2" office:value-type="string">
            <text:p text:style-name="P32"/>
            <text:p text:style-name="P15">Shft</text:p>
            <text:p text:style-name="P3"><text:tab/></text:p>
          </table:table-cell>
          <table:table-cell table:style-name="Table1.A2" office:value-type="string">
            <text:p text:style-name="P30">F7</text:p>
            <text:p text:style-name="P15">Z</text:p>
            <text:p text:style-name="P3"><text:span text:style-name="T9">F7</text:span><text:tab/><text:span text:style-name="T4">Voice-</text:span></text:p>
          </table:table-cell>
          <table:table-cell table:style-name="Table1.A2" office:value-type="string">
            <text:p text:style-name="P30">F8</text:p>
            <text:p text:style-name="P15">X</text:p>
            <text:p text:style-name="P6"><text:span text:style-name="T9">F8</text:span><text:tab/><text:span text:style-name="T4">Voice+</text:span></text:p>
          </table:table-cell>
          <table:table-cell table:style-name="Table1.A2" office:value-type="string">
            <text:p text:style-name="P30">F9</text:p>
            <text:p text:style-name="P15">C</text:p>
            <text:p text:style-name="P6"><text:span text:style-name="T9">F9</text:span><text:tab/><text:span text:style-name="T4">Mus.On</text:span></text:p>
          </table:table-cell>
          <table:table-cell table:style-name="Table1.A2" office:value-type="string">
            <text:p text:style-name="P30">F10</text:p>
            <text:p text:style-name="P15">V</text:p>
            <text:p text:style-name="P6"><text:span text:style-name="T9">F10</text:span><text:tab/><text:span text:style-name="T4">Mus.Off</text:span></text:p>
          </table:table-cell>
          <table:table-cell table:style-name="Table1.A2" office:value-type="string">
            <text:p text:style-name="P30">F11</text:p>
            <text:p text:style-name="P15">B</text:p>
            <text:p text:style-name="P3"><text:span text:style-name="T9">F11</text:span><text:tab/></text:p>
          </table:table-cell>
          <table:table-cell table:style-name="Table1.A2" office:value-type="string">
            <text:p text:style-name="P30">F12</text:p>
            <text:p text:style-name="P15">N</text:p>
            <text:p text:style-name="P3"><text:span text:style-name="T9">F12</text:span></text:p>
          </table:table-cell>
          <table:table-cell table:style-name="Table1.A2" office:value-type="string">
            <text:p text:style-name="P32">NUHS</text:p>
            <text:p text:style-name="P15">M</text:p>
            <text:p text:style-name="P22"><text:span text:style-name="T9">S+NUHS</text:span></text:p>
          </table:table-cell>
          <table:table-cell table:style-name="Table1.A2" office:value-type="string">
            <text:p text:style-name="P32">NUBS</text:p>
            <text:p text:style-name="P1">,</text:p>
            <text:p text:style-name="P24"><text:span text:style-name="T9">S+NUBS</text:span></text:p>
          </table:table-cell>
          <table:table-cell table:style-name="Table1.A2" office:value-type="string">
            <text:p text:style-name="P32">PgUp</text:p>
            <text:p text:style-name="P1">.</text:p>
            <text:p text:style-name="P3"><text:span text:style-name="T11">Home</text:span><text:tab/></text:p>
          </table:table-cell>
          <table:table-cell table:style-name="Table1.A2" office:value-type="string">
            <text:p text:style-name="P32">PgDn</text:p>
            <text:p text:style-name="P1">/</text:p>
            <text:p text:style-name="P22"><text:span text:style-name="T9">End</text:span></text:p>
          </table:table-cell>
          <table:table-cell table:style-name="Table1.L2" office:value-type="string">
            <text:p text:style-name="P26"/>
            <text:p text:style-name="P15">Ent<text:span text:style-name="T12">r</text:span></text:p>
            <text:p text:style-name="P3"><text:tab/></text:p>
          </table:table-cell>
        </table:table-row>
        <table:table-row>
          <table:table-cell table:style-name="Table1.A2" office:value-type="string">
            <text:p text:style-name="P26"/>
            <text:p text:style-name="P17">Fn</text:p>
            <text:p text:style-name="P3"><text:tab/></text:p>
          </table:table-cell>
          <table:table-cell table:style-name="Table1.A2" office:value-type="string">
            <text:p text:style-name="P26"/>
            <text:p text:style-name="P17">Ctrl</text:p>
            <text:p text:style-name="P3"><text:tab/></text:p>
          </table:table-cell>
          <table:table-cell table:style-name="Table1.A2" office:value-type="string">
            <text:p text:style-name="P26"/>
            <text:p text:style-name="P19">Alt</text:p>
            <text:p text:style-name="P3"><text:tab/></text:p>
          </table:table-cell>
          <table:table-cell table:style-name="Table1.A2" office:value-type="string">
            <text:p text:style-name="P26"/>
            <text:p text:style-name="P19">OS</text:p>
            <text:p text:style-name="P3"><text:tab/></text:p>
          </table:table-cell>
          <table:table-cell table:style-name="Table1.A2" office:value-type="string">
            <text:p text:style-name="P26"/>
            <text:p text:style-name="P38"><text:span text:style-name="T14">↓</text:span>Lower</text:p>
            <text:p text:style-name="P3"><text:tab/></text:p>
          </table:table-cell>
          <table:table-cell table:style-name="Table1.A2" table:number-columns-spanned="2" office:value-type="string">
            <text:p text:style-name="P36">Space</text:p>
            <text:p text:style-name="P19">Space</text:p>
            <text:p text:style-name="P10"><text:span text:style-name="T10">Space</text:span><text:tab/><text:span text:style-name="T5">Space</text:span></text:p>
          </table:table-cell>
          <table:covered-table-cell/>
          <table:table-cell table:style-name="Table1.A2" office:value-type="string">
            <text:p text:style-name="P26"/>
            <text:p text:style-name="P34"><text:span text:style-name="T14">↑</text:span>Raise</text:p>
            <text:p text:style-name="P3"><text:tab/></text:p>
          </table:table-cell>
          <table:table-cell table:style-name="Table1.A2" office:value-type="string">
            <text:p text:style-name="P36">Next</text:p>
            <text:p text:style-name="P19"><text:span text:style-name="T13">← </text:span><text:span text:style-name="T15">Left</text:span></text:p>
            <text:p text:style-name="P3"><text:span text:style-name="T10">Next</text:span><text:tab/></text:p>
          </table:table-cell>
          <table:table-cell table:style-name="Table1.A2" office:value-type="string">
            <text:p text:style-name="P36">Vol-</text:p>
            <text:p text:style-name="P19"><text:span text:style-name="T13">↓ </text:span>Down</text:p>
            <text:p text:style-name="P3"><text:span text:style-name="T10">Vol-</text:span><text:tab/></text:p>
          </table:table-cell>
          <table:table-cell table:style-name="Table1.A2" office:value-type="string">
            <text:p text:style-name="P36">Vol+</text:p>
            <text:p text:style-name="P19"><text:span text:style-name="T13">↑ </text:span>Up</text:p>
            <text:p text:style-name="P3"><text:span text:style-name="T10">Vol+</text:span><text:tab/></text:p>
          </table:table-cell>
          <table:table-cell table:style-name="Table1.L2" office:value-type="string">
            <text:p text:style-name="P36">Play</text:p>
            <text:p text:style-name="P19"><text:span text:style-name="T13">→ </text:span>Right</text:p>
            <text:p text:style-name="P3"><text:span text:style-name="T10">Play</text:span><text:tab/></text:p>
          </table:table-cell>
        </table:table-row>
      </table:table>
      <text:p text:style-name="P40"/>
      <text:p text:style-name="P41"/>
      <text:p text:style-name="P42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27">`</text:p>
            <text:p text:style-name="P2">`</text:p>
            <text:p text:style-name="P7"><text:span text:style-name="T6">~</text:span><text:tab/><text:span text:style-name="T1">F1</text:span></text:p>
          </table:table-cell>
          <table:table-cell table:style-name="Table2.A1" office:value-type="string">
            <text:p text:style-name="P27">1</text:p>
            <text:p text:style-name="P2">1</text:p>
            <text:p text:style-name="P7"><text:span text:style-name="T6">!</text:span><text:tab/><text:span text:style-name="T1">F2</text:span></text:p>
          </table:table-cell>
          <table:table-cell table:style-name="Table2.A1" office:value-type="string">
            <text:p text:style-name="P27">2</text:p>
            <text:p text:style-name="P2">2</text:p>
            <text:p text:style-name="P7"><text:span text:style-name="T6">@</text:span><text:tab/><text:span text:style-name="T1">F3</text:span></text:p>
          </table:table-cell>
          <table:table-cell table:style-name="Table2.A1" office:value-type="string">
            <text:p text:style-name="P27">3</text:p>
            <text:p text:style-name="P2">3</text:p>
            <text:p text:style-name="P7"><text:span text:style-name="T6">#</text:span><text:tab/><text:span text:style-name="T1">F4</text:span></text:p>
          </table:table-cell>
          <table:table-cell table:style-name="Table2.A1" office:value-type="string">
            <text:p text:style-name="P27">4</text:p>
            <text:p text:style-name="P2">4</text:p>
            <text:p text:style-name="P7"><text:span text:style-name="T6">$</text:span><text:tab/><text:span text:style-name="T1">F5</text:span></text:p>
          </table:table-cell>
          <table:table-cell table:style-name="Table2.A1" office:value-type="string">
            <text:p text:style-name="P27">5</text:p>
            <text:p text:style-name="P2">5</text:p>
            <text:p text:style-name="P7"><text:span text:style-name="T6">%</text:span><text:tab/><text:span text:style-name="T1">F6</text:span></text:p>
          </table:table-cell>
          <table:table-cell table:style-name="Table2.A1" office:value-type="string">
            <text:p text:style-name="P27">6</text:p>
            <text:p text:style-name="P2">6</text:p>
            <text:p text:style-name="P7"><text:span text:style-name="T6">^</text:span><text:tab/><text:span text:style-name="T1">F7</text:span></text:p>
          </table:table-cell>
          <table:table-cell table:style-name="Table2.A1" office:value-type="string">
            <text:p text:style-name="P27">7</text:p>
            <text:p text:style-name="P2">7</text:p>
            <text:p text:style-name="P7"><text:span text:style-name="T6">&amp;</text:span><text:tab/><text:span text:style-name="T1">F8</text:span></text:p>
          </table:table-cell>
          <table:table-cell table:style-name="Table2.A1" office:value-type="string">
            <text:p text:style-name="P27">8</text:p>
            <text:p text:style-name="P2">8</text:p>
            <text:p text:style-name="P7"><text:span text:style-name="T6">*</text:span><text:tab/><text:span text:style-name="T1">F9</text:span></text:p>
          </table:table-cell>
          <table:table-cell table:style-name="Table2.A1" office:value-type="string">
            <text:p text:style-name="P27">9</text:p>
            <text:p text:style-name="P2">9</text:p>
            <text:p text:style-name="P7"><text:span text:style-name="T6">(</text:span><text:tab/><text:span text:style-name="T1">F10</text:span></text:p>
          </table:table-cell>
          <table:table-cell table:style-name="Table2.A1" office:value-type="string">
            <text:p text:style-name="P27">0</text:p>
            <text:p text:style-name="P2">0</text:p>
            <text:p text:style-name="P7"><text:span text:style-name="T6">)</text:span><text:tab/><text:span text:style-name="T1">F11</text:span></text:p>
          </table:table-cell>
          <table:table-cell table:style-name="Table2.L1" office:value-type="string">
            <text:p text:style-name="P27"/>
            <text:p text:style-name="P2">Bksp</text:p>
            <text:p text:style-name="P7"><text:tab/><text:span text:style-name="T1">F12</text:span></text:p>
          </table:table-cell>
        </table:table-row>
        <table:table-row>
          <table:table-cell table:style-name="Table2.A2" office:value-type="string">
            <text:p text:style-name="P27">`</text:p>
            <text:p text:style-name="P2">Tab</text:p>
            <text:p text:style-name="P7"><text:span text:style-name="T6">~</text:span><text:tab/></text:p>
          </table:table-cell>
          <table:table-cell table:style-name="Table2.A2" office:value-type="string">
            <text:p text:style-name="P27">1</text:p>
            <text:p text:style-name="P2">‘</text:p>
            <text:p text:style-name="P7"><text:span text:style-name="T6">!</text:span><text:tab/><text:span text:style-name="T2">Reset</text:span></text:p>
          </table:table-cell>
          <table:table-cell table:style-name="Table2.A2" office:value-type="string">
            <text:p text:style-name="P27">2</text:p>
            <text:p text:style-name="P2">,</text:p>
            <text:p text:style-name="P7"><text:span text:style-name="T6">@</text:span><text:tab/><text:span text:style-name="T2">Debug</text:span></text:p>
          </table:table-cell>
          <table:table-cell table:style-name="Table2.A2" office:value-type="string">
            <text:p text:style-name="P27">3</text:p>
            <text:p text:style-name="P2">.</text:p>
            <text:p text:style-name="P7"><text:span text:style-name="T6">#</text:span><text:tab/></text:p>
          </table:table-cell>
          <table:table-cell table:style-name="Table2.A2" office:value-type="string">
            <text:p text:style-name="P27">4</text:p>
            <text:p text:style-name="P21">P</text:p>
            <text:p text:style-name="P7"><text:span text:style-name="T6">$</text:span><text:tab/></text:p>
          </table:table-cell>
          <table:table-cell table:style-name="Table2.A2" office:value-type="string">
            <text:p text:style-name="P27">5</text:p>
            <text:p text:style-name="P21">Y</text:p>
            <text:p text:style-name="P7"><text:span text:style-name="T6">%</text:span><text:tab/></text:p>
          </table:table-cell>
          <table:table-cell table:style-name="Table2.A2" office:value-type="string">
            <text:p text:style-name="P27">6</text:p>
            <text:p text:style-name="P21">F</text:p>
            <text:p text:style-name="P7"><text:span text:style-name="T6">^</text:span><text:tab/></text:p>
          </table:table-cell>
          <table:table-cell table:style-name="Table2.A2" office:value-type="string">
            <text:p text:style-name="P27">7</text:p>
            <text:p text:style-name="P21">G</text:p>
            <text:p text:style-name="P7"><text:span text:style-name="T6">&amp;</text:span><text:tab/></text:p>
          </table:table-cell>
          <table:table-cell table:style-name="Table2.A2" office:value-type="string">
            <text:p text:style-name="P27">8</text:p>
            <text:p text:style-name="P21">C</text:p>
            <text:p text:style-name="P7"><text:span text:style-name="T6">*</text:span><text:tab/></text:p>
          </table:table-cell>
          <table:table-cell table:style-name="Table2.A2" office:value-type="string">
            <text:p text:style-name="P27">9</text:p>
            <text:p text:style-name="P21">R</text:p>
            <text:p text:style-name="P7"><text:span text:style-name="T7">(</text:span><text:tab/></text:p>
          </table:table-cell>
          <table:table-cell table:style-name="Table2.A2" office:value-type="string">
            <text:p text:style-name="P29">0</text:p>
            <text:p text:style-name="P21">L</text:p>
            <text:p text:style-name="P7"><text:span text:style-name="T7">)</text:span><text:tab/></text:p>
          </table:table-cell>
          <table:table-cell table:style-name="Table2.L2" office:value-type="string">
            <text:p text:style-name="P29"/>
            <text:p text:style-name="P13">Del</text:p>
            <text:p text:style-name="P7"><text:span text:style-name="T7"/></text:p>
          </table:table-cell>
        </table:table-row>
        <table:table-row>
          <table:table-cell table:style-name="Table2.A2" office:value-type="string">
            <text:p text:style-name="P29">Del</text:p>
            <text:p text:style-name="P13">Esc</text:p>
            <text:p text:style-name="P7"><text:span text:style-name="T7">Del</text:span><text:tab/></text:p>
          </table:table-cell>
          <table:table-cell table:style-name="Table2.A2" office:value-type="string">
            <text:p text:style-name="P29">F1</text:p>
            <text:p text:style-name="P21">A</text:p>
            <text:p text:style-name="P7"><text:span text:style-name="T7">F1</text:span><text:tab/></text:p>
          </table:table-cell>
          <table:table-cell table:style-name="Table2.A2" office:value-type="string">
            <text:p text:style-name="P31">F2</text:p>
            <text:p text:style-name="P21">O</text:p>
            <text:p text:style-name="P7"><text:span text:style-name="T8">F2</text:span><text:tab/><text:span text:style-name="T3">Mus.Sc</text:span><text:span text:style-name="T4">l</text:span></text:p>
          </table:table-cell>
          <table:table-cell table:style-name="Table2.A2" office:value-type="string">
            <text:p text:style-name="P31">F3</text:p>
            <text:p text:style-name="P21">E</text:p>
            <text:p text:style-name="P9"><text:span text:style-name="T8">F3</text:span><text:tab/><text:span text:style-name="T3">Aud.On</text:span></text:p>
          </table:table-cell>
          <table:table-cell table:style-name="Table2.A2" office:value-type="string">
            <text:p text:style-name="P31">F4</text:p>
            <text:p text:style-name="P21">U</text:p>
            <text:p text:style-name="P7"><text:span text:style-name="T8">F4</text:span><text:tab/><text:span text:style-name="T3">Aud.Off</text:span></text:p>
          </table:table-cell>
          <table:table-cell table:style-name="Table2.A2" office:value-type="string">
            <text:p text:style-name="P31">F5</text:p>
            <text:p text:style-name="P21">I</text:p>
            <text:p text:style-name="P7"><text:span text:style-name="T9">F5</text:span><text:tab/><text:span text:style-name="T4">Mac.Md</text:span></text:p>
          </table:table-cell>
          <table:table-cell table:style-name="Table2.A2" office:value-type="string">
            <text:p text:style-name="P31">F6</text:p>
            <text:p text:style-name="P21">D</text:p>
            <text:p text:style-name="P7"><text:span text:style-name="T9">F6</text:span><text:tab/><text:span text:style-name="T4">Win.Md</text:span></text:p>
          </table:table-cell>
          <table:table-cell table:style-name="Table2.A2" office:value-type="string">
            <text:p text:style-name="P33">-</text:p>
            <text:p text:style-name="P21">H</text:p>
            <text:p text:style-name="P7"><text:span text:style-name="T6">_</text:span><text:tab/><text:span text:style-name="T4">Qwrty</text:span></text:p>
          </table:table-cell>
          <table:table-cell table:style-name="Table2.A2" office:value-type="string">
            <text:p text:style-name="P33">=</text:p>
            <text:p text:style-name="P21">T</text:p>
            <text:p text:style-name="P7"><text:span text:style-name="T9">+</text:span><text:tab/><text:span text:style-name="T4">Clmk</text:span></text:p>
          </table:table-cell>
          <table:table-cell table:style-name="Table2.A2" office:value-type="string">
            <text:p text:style-name="P33">[</text:p>
            <text:p text:style-name="P21">N</text:p>
            <text:p text:style-name="P7"><text:span text:style-name="T9">{</text:span><text:tab/><text:span text:style-name="T4">Dvrk</text:span></text:p>
          </table:table-cell>
          <table:table-cell table:style-name="Table2.A2" office:value-type="string">
            <text:p text:style-name="P33">]</text:p>
            <text:p text:style-name="P21">S</text:p>
            <text:p text:style-name="P7"><text:span text:style-name="T9">}</text:span><text:tab/></text:p>
          </table:table-cell>
          <table:table-cell table:style-name="Table2.L2" office:value-type="string">
            <text:p text:style-name="P33">\</text:p>
            <text:p text:style-name="P16">/</text:p>
            <text:p text:style-name="P7"><text:span text:style-name="T9">|</text:span><text:tab/></text:p>
          </table:table-cell>
        </table:table-row>
        <table:table-row>
          <table:table-cell table:style-name="Table2.A2" office:value-type="string">
            <text:p text:style-name="P33"/>
            <text:p text:style-name="P16">Shft</text:p>
            <text:p text:style-name="P7"><text:tab/></text:p>
          </table:table-cell>
          <table:table-cell table:style-name="Table2.A2" office:value-type="string">
            <text:p text:style-name="P31">F7</text:p>
            <text:p text:style-name="P16">;</text:p>
            <text:p text:style-name="P7"><text:span text:style-name="T9">F7</text:span><text:tab/><text:span text:style-name="T4">Voice-</text:span></text:p>
          </table:table-cell>
          <table:table-cell table:style-name="Table2.A2" office:value-type="string">
            <text:p text:style-name="P31">F8</text:p>
            <text:p text:style-name="P21">Q</text:p>
            <text:p text:style-name="P7"><text:span text:style-name="T9">F8</text:span><text:tab/><text:span text:style-name="T4">Voice+</text:span></text:p>
          </table:table-cell>
          <table:table-cell table:style-name="Table2.A2" office:value-type="string">
            <text:p text:style-name="P31">F9</text:p>
            <text:p text:style-name="P21">J</text:p>
            <text:p text:style-name="P7"><text:span text:style-name="T9">F9</text:span><text:tab/><text:span text:style-name="T4">Mus.On</text:span></text:p>
          </table:table-cell>
          <table:table-cell table:style-name="Table2.A2" office:value-type="string">
            <text:p text:style-name="P31">F10</text:p>
            <text:p text:style-name="P21">K</text:p>
            <text:p text:style-name="P7"><text:span text:style-name="T9">F10</text:span><text:tab/><text:span text:style-name="T4">Mus.Off</text:span></text:p>
          </table:table-cell>
          <table:table-cell table:style-name="Table2.A2" office:value-type="string">
            <text:p text:style-name="P31">F11</text:p>
            <text:p text:style-name="P21">X</text:p>
            <text:p text:style-name="P7"><text:span text:style-name="T9">F11</text:span><text:tab/></text:p>
          </table:table-cell>
          <table:table-cell table:style-name="Table2.A2" office:value-type="string">
            <text:p text:style-name="P31">F12</text:p>
            <text:p text:style-name="P21">B</text:p>
            <text:p text:style-name="P7"><text:span text:style-name="T9">F12</text:span></text:p>
          </table:table-cell>
          <table:table-cell table:style-name="Table2.A2" office:value-type="string">
            <text:p text:style-name="P33">NUHS</text:p>
            <text:p text:style-name="P21">M</text:p>
            <text:p text:style-name="P23"><text:span text:style-name="T9">S+NUHS</text:span></text:p>
          </table:table-cell>
          <table:table-cell table:style-name="Table2.A2" office:value-type="string">
            <text:p text:style-name="P33">NUBS</text:p>
            <text:p text:style-name="P21">W</text:p>
            <text:p text:style-name="P25"><text:span text:style-name="T9">S+NUBS</text:span></text:p>
          </table:table-cell>
          <table:table-cell table:style-name="Table2.A2" office:value-type="string">
            <text:p text:style-name="P33">PgUp</text:p>
            <text:p text:style-name="P21">V</text:p>
            <text:p text:style-name="P7"><text:span text:style-name="T11">Home</text:span><text:tab/></text:p>
          </table:table-cell>
          <table:table-cell table:style-name="Table2.A2" office:value-type="string">
            <text:p text:style-name="P33">PgDn</text:p>
            <text:p text:style-name="P21">Z</text:p>
            <text:p text:style-name="P23"><text:span text:style-name="T9">End</text:span></text:p>
          </table:table-cell>
          <table:table-cell table:style-name="Table2.L2" office:value-type="string">
            <text:p text:style-name="P27"/>
            <text:p text:style-name="P16">Ent<text:span text:style-name="T12">r</text:span></text:p>
            <text:p text:style-name="P7"><text:tab/></text:p>
          </table:table-cell>
        </table:table-row>
        <table:table-row>
          <table:table-cell table:style-name="Table2.A2" office:value-type="string">
            <text:p text:style-name="P27"/>
            <text:p text:style-name="P18">Fn</text:p>
            <text:p text:style-name="P7"><text:tab/></text:p>
          </table:table-cell>
          <table:table-cell table:style-name="Table2.A2" office:value-type="string">
            <text:p text:style-name="P27"/>
            <text:p text:style-name="P18">Ctrl</text:p>
            <text:p text:style-name="P7"><text:tab/></text:p>
          </table:table-cell>
          <table:table-cell table:style-name="Table2.A2" office:value-type="string">
            <text:p text:style-name="P27"/>
            <text:p text:style-name="P20">Alt</text:p>
            <text:p text:style-name="P7"><text:tab/></text:p>
          </table:table-cell>
          <table:table-cell table:style-name="Table2.A2" office:value-type="string">
            <text:p text:style-name="P27"/>
            <text:p text:style-name="P20">OS</text:p>
            <text:p text:style-name="P7"><text:tab/></text:p>
          </table:table-cell>
          <table:table-cell table:style-name="Table2.A2" office:value-type="string">
            <text:p text:style-name="P27"/>
            <text:p text:style-name="P39"><text:span text:style-name="T14">↓</text:span>Lower</text:p>
            <text:p text:style-name="P7"><text:tab/></text:p>
          </table:table-cell>
          <table:table-cell table:style-name="Table2.A2" table:number-columns-spanned="2" office:value-type="string">
            <text:p text:style-name="P37">Space</text:p>
            <text:p text:style-name="P20">Space</text:p>
            <text:p text:style-name="P11"><text:span text:style-name="T10">Space</text:span><text:tab/><text:span text:style-name="T5">Space</text:span></text:p>
          </table:table-cell>
          <table:covered-table-cell/>
          <table:table-cell table:style-name="Table2.A2" office:value-type="string">
            <text:p text:style-name="P27"/>
            <text:p text:style-name="P35"><text:span text:style-name="T14">↑</text:span>Raise</text:p>
            <text:p text:style-name="P7"><text:tab/></text:p>
          </table:table-cell>
          <table:table-cell table:style-name="Table2.A2" office:value-type="string">
            <text:p text:style-name="P37">Next</text:p>
            <text:p text:style-name="P20"><text:span text:style-name="T13">← </text:span><text:span text:style-name="T15">Left</text:span></text:p>
            <text:p text:style-name="P7"><text:span text:style-name="T10">Next</text:span><text:tab/></text:p>
          </table:table-cell>
          <table:table-cell table:style-name="Table2.A2" office:value-type="string">
            <text:p text:style-name="P37">Vol-</text:p>
            <text:p text:style-name="P20"><text:span text:style-name="T13">↓ </text:span>Down</text:p>
            <text:p text:style-name="P7"><text:span text:style-name="T10">Vol-</text:span><text:tab/></text:p>
          </table:table-cell>
          <table:table-cell table:style-name="Table2.A2" office:value-type="string">
            <text:p text:style-name="P37">Vol+</text:p>
            <text:p text:style-name="P20"><text:span text:style-name="T13">↑ </text:span>Up</text:p>
            <text:p text:style-name="P7"><text:span text:style-name="T10">Vol+</text:span><text:tab/></text:p>
          </table:table-cell>
          <table:table-cell table:style-name="Table2.L2" office:value-type="string">
            <text:p text:style-name="P37">Play</text:p>
            <text:p text:style-name="P20"><text:span text:style-name="T13">→ </text:span>Right</text:p>
            <text:p text:style-name="P7"><text:span text:style-name="T10">Play</text:span><text:tab/></text:p>
          </table:table-cell>
        </table:table-row>
      </table:table>
      <text:p text:style-name="P42"><text:soft-page-break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adornments="Bold" style:font-family-generic="swiss"/>
    <style:font-face style:name="Ubuntu Mono" svg:font-family="'Ubuntu Mono'" style:font-adornments="Bold" style:font-pitch="fixed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799in" fo:margin-bottom="0.6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8:07:38.870934493</meta:creation-date>
    <dc:date>2019-01-27T19:08:15.162879863</dc:date>
    <meta:editing-duration>PT27M1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2" meta:paragraph-count="333" meta:word-count="386" meta:character-count="1011" meta:non-whitespace-character-count="886"/>
  </office:meta>
</office:document-meta>
</file>